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formula="of:=SUM([.A3:.A10002])" office:value-type="float" office:value="46" calcext:value-type="float">
            <text:p>46</text:p>
          </table:table-cell>
          <table:table-cell table:formula="of:=SUM([.B3:.B10002])" office:value-type="float" office:value="27" calcext:value-type="float">
            <text:p>27</text:p>
          </table:table-cell>
          <table:table-cell table:formula="of:=SUM([.C3:.C10002])" office:value-type="float" office:value="-75" calcext:value-type="float">
            <text:p>-75</text:p>
          </table:table-cell>
          <table:table-cell table:formula="of:=SUM([.D3:.D10002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-6" calcext:value-type="float">
            <text:p>-6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4" calcext:value-type="float">
            <text:p>-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-14" calcext:value-type="float">
            <text:p>-1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6" calcext:value-type="float">
            <text:p>-16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22:19:00.516972058</meta:creation-date>
    <dc:date>2024-07-23T22:06:27.840616056</dc:date>
    <meta:editing-duration>PT51M47S</meta:editing-duration>
    <meta:editing-cycles>7</meta:editing-cycles>
    <meta:generator>LibreOffice/7.3.7.2$Linux_X86_64 LibreOffice_project/30$Build-2</meta:generator>
    <meta:document-statistic meta:table-count="1" meta:cell-count="338" meta:object-count="0"/>
  </office:meta>
</office:document-meta>
</file>